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9.004cm" svg:x="2.144cm" svg:y="7.172cm">
            <draw:object draw:notify-on-update-of-ranges="Feuille1.F1:Feuille1.F1 Feuille1.F2:Feuille1.F12 Feuille1.G1:Feuille1.G1 Feuille1.G2:Feuille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2.584cm" svg:y="16.813cm">
            <draw:object draw:notify-on-update-of-ranges="Feuille1.F2:Feuille1.F12 Feuille1.H2:Feuille1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office:value-type="string" calcext:value-type="string">
            <text:p>Tension de l’entrée en V</text:p>
          </table:table-cell>
          <table:table-cell office:value-type="string" calcext:value-type="string">
            <text:p>Tension de sortie en V</text:p>
          </table:table-cell>
          <table:table-cell table:number-columns-repeated="2"/>
          <table:table-cell office:value-type="string" calcext:value-type="string">
            <text:p>Fréquence en Hz</text:p>
          </table:table-cell>
          <table:table-cell office:value-type="string" calcext:value-type="string">
            <text:p>déphasage en °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1.19" calcext:value-type="float">
            <text:p>1,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9.28" calcext:value-type="float">
            <text:p>-9,28</text:p>
          </table:table-cell>
          <table:table-cell table:formula="of:=20*LOG([.C2]/[.B2])" office:value-type="float" office:value="-1.41162148571415" calcext:value-type="float">
            <text:p>-1,41162148571415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5.9" calcext:value-type="float">
            <text:p>-15,9</text:p>
          </table:table-cell>
          <table:table-cell table:formula="of:=20*LOG([.C3]/[.B3])" office:value-type="float" office:value="-1.86364280977627" calcext:value-type="float">
            <text:p>-1,86364280977627</text:p>
          </table:table-cell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25.9" calcext:value-type="float">
            <text:p>-25,9</text:p>
          </table:table-cell>
          <table:table-cell table:formula="of:=20*LOG([.C4]/[.B4])" office:value-type="float" office:value="-2.30269666228511" calcext:value-type="float">
            <text:p>-2,30269666228511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1.06" calcext:value-type="float">
            <text:p>1,0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2.8" calcext:value-type="float">
            <text:p>-32,8</text:p>
          </table:table-cell>
          <table:table-cell table:formula="of:=20*LOG([.C5]/[.B5])" office:value-type="float" office:value="-2.72124273940409" calcext:value-type="float">
            <text:p>-2,72124273940409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1.01" calcext:value-type="float">
            <text:p>1,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7.7" calcext:value-type="float">
            <text:p>-37,7</text:p>
          </table:table-cell>
          <table:table-cell table:formula="of:=20*LOG([.C6]/[.B6])" office:value-type="float" office:value="-3.14093256904664" calcext:value-type="float">
            <text:p>-3,14093256904664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0.946" calcext:value-type="float">
            <text:p>0,9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45.3" calcext:value-type="float">
            <text:p>-45,3</text:p>
          </table:table-cell>
          <table:table-cell table:formula="of:=20*LOG([.C7]/[.B7])" office:value-type="float" office:value="-3.70953731666364" calcext:value-type="float">
            <text:p>-3,70953731666364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49.9" calcext:value-type="float">
            <text:p>-49,9</text:p>
          </table:table-cell>
          <table:table-cell table:formula="of:=20*LOG([.C8]/[.B8])" office:value-type="float" office:value="-4.23955991180124" calcext:value-type="float">
            <text:p>-4,23955991180124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0.836" calcext:value-type="float">
            <text:p>0,83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54.5" calcext:value-type="float">
            <text:p>-54,5</text:p>
          </table:table-cell>
          <table:table-cell table:formula="of:=20*LOG([.C9]/[.B9])" office:value-type="float" office:value="-4.78323449591917" calcext:value-type="float">
            <text:p>-4,78323449591917</text:p>
          </table:table-cell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office:value-type="float" office:value="0.783" calcext:value-type="float">
            <text:p>0,7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61.2" calcext:value-type="float">
            <text:p>-61,2</text:p>
          </table:table-cell>
          <table:table-cell table:formula="of:=20*LOG([.C10]/[.B10])" office:value-type="float" office:value="-5.41182187452987" calcext:value-type="float">
            <text:p>-5,41182187452987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0.727" calcext:value-type="float">
            <text:p>0,7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65.5" calcext:value-type="float">
            <text:p>-65,5</text:p>
          </table:table-cell>
          <table:table-cell table:formula="of:=20*LOG([.C11]/[.B11])" office:value-type="float" office:value="-5.99667182751874" calcext:value-type="float">
            <text:p>-5,99667182751874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office:value-type="float" office:value="0.68" calcext:value-type="float">
            <text:p>0,6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68.9" calcext:value-type="float">
            <text:p>-68,9</text:p>
          </table:table-cell>
          <table:table-cell table:formula="of:=20*LOG([.C12]/[.B12])" office:value-type="float" office:value="-6.57718179057477" calcext:value-type="float">
            <text:p>-6,57718179057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07T15:24:47.271966934</meta:creation-date>
    <dc:date>2021-01-07T16:38:34.525569413</dc:date>
    <meta:editing-duration>PT12M46S</meta:editing-duration>
    <meta:editing-cycles>2</meta:editing-cycles>
    <meta:generator>LibreOffice/6.3.5.2$Linux_X86_64 LibreOffice_project/30$Build-2</meta:generator>
    <meta:document-statistic meta:table-count="1" meta:cell-count="60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767cm" svg:y="3.954cm" style:legend-expansion="high" chart:style-name="ch2"/>
        <chart:plot-area chart:style-name="ch3" table:cell-range-address="Feuille1.F1:Feuille1.G12" chart:data-source-has-labels="row" svg:x="0.32cm" svg:y="0.18cm" svg:width="10.127cm" svg:height="8.645cm">
          <chartooo:coordinate-region svg:x="1.047cm" svg:y="0.379cm" svg:width="9.21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2:Feuille1.G12" chart:label-cell-address="Feuille1.G1:Feuille1.G1" chart:class="chart:scatter">
            <chart:domain table:cell-range-address="Feuille1.F2:Feuille1.F12"/>
            <chart:regression-curve chart:style-name="ch7">
              <chart:equation chart:display-equation="true" chart:display-r-square="false" svg:x="5.925cm" svg:y="2.465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déphasage en °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le1.F2:Feuille1.F12</svg:desc>
                </draw:g>
              </table:table-cell>
              <table:table-cell office:value-type="float" office:value="-9.28">
                <text:p>-9.28</text:p>
                <draw:g>
                  <svg:desc>Feuille1.G2:Feuille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-45.3">
                <text:p>-4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-61.2">
                <text:p>-6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-68.9">
                <text:p>-6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56cm" svg:y="3.954cm" style:legend-expansion="high" chart:style-name="ch2"/>
        <chart:plot-area chart:style-name="ch3" table:cell-range-address="Feuille1.F2:Feuille1.F12 Feuille1.H2:Feuille1.H12" svg:x="1.33cm" svg:y="0.206cm" svg:width="9.908cm" svg:height="7.662cm">
          <chartooo:coordinate-region svg:x="1.872cm" svg:y="0.406cm" svg:width="9.179cm" svg:height="7.264cm"/>
          <chart:axis chart:dimension="x" chart:name="primary-x" chart:style-name="ch4">
            <chart:title svg:x="5.446cm" svg:y="8.048cm" chart:style-name="ch5">
              <text:p>Fréquence</text:p>
            </chart:title>
          </chart:axis>
          <chart:axis chart:dimension="y" chart:name="primary-y" chart:style-name="ch4">
            <chart:title svg:x="0.45cm" svg:y="4.213cm" chart:style-name="ch6">
              <text:p>G</text:p>
            </chart:title>
            <chart:grid chart:style-name="ch7" chart:class="major"/>
          </chart:axis>
          <chart:series chart:style-name="ch8" chart:values-cell-range-address="Feuille1.H2:Feuille1.H12" chart:class="chart:scatter">
            <chart:domain table:cell-range-address="Feuille1.F2:Feuille1.F12"/>
            <chart:regression-curve chart:style-name="ch9">
              <chart:equation chart:display-equation="true" chart:display-r-square="false" svg:x="6.907cm" svg:y="2.279cm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le1.F2:Feuille1.F12</svg:desc>
                </draw:g>
              </table:table-cell>
              <table:table-cell office:value-type="float" office:value="-1.41162148571415">
                <text:p>-1.41162148571415</text:p>
                <draw:g>
                  <svg:desc>Feuille1.H2:Feuille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.86364280977627">
                <text:p>-1.86364280977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2.30269666228511">
                <text:p>-2.30269666228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-2.72124273940409">
                <text:p>-2.72124273940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-3.14093256904664">
                <text:p>-3.14093256904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-3.70953731666364">
                <text:p>-3.7095373166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4.23955991180124">
                <text:p>-4.2395599118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-4.78323449591917">
                <text:p>-4.7832344959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-5.41182187452987">
                <text:p>-5.41182187452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5.99667182751874">
                <text:p>-5.99667182751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-6.57718179057477">
                <text:p>-6.57718179057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